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6000000AEA5FB9BC9.jpg" manifest:media-type="image/jpeg"/>
  <manifest:file-entry manifest:full-path="Pictures/1000000000000258000001850E73D6D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cm" svg:stroke-color="#314004" draw:marker-start-width="0.5cm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33ff" draw:marker-start-width="0.5cm" draw:marker-end-width="0.5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66cc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420e" draw:marker-start-width="0.5cm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579d1c" draw:marker-start-width="0.5cm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0" style:family="graphic" style:parent-style-name="standard">
      <style:graphic-properties svg:stroke-width="0.1cm" svg:stroke-color="#83caff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svg:stroke-width="0.1cm" svg:stroke-color="#729fcf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text-shadow="1pt 1pt"/>
    </style:style>
    <style:style style:name="T1" style:family="text">
      <style:text-properties fo:color="#ffffff"/>
    </style:style>
    <style:style style:name="T2" style:family="text">
      <style:text-properties fo:color="#ffff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1.2cm" svg:height="1.2cm" svg:x="5.817cm" svg:y="4.8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cm" svg:height="1.2cm" svg:x="5.817cm" svg:y="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cm" svg:height="1.2cm" svg:x="5.817cm" svg:y="7.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5.817cm" svg:y="8.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5.817cm" svg:y="9.6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cm" svg:height="1.2cm" svg:x="5.817cm" svg:y="10.8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cm" svg:height="1.2cm" svg:x="5.817cm" svg:y="12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cm" svg:height="1.2cm" svg:x="5.817cm" svg:y="13.2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4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7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cm" svg:height="1.2cm" svg:x="10.417cm" svg:y="8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9.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cm" svg:height="1.2cm" svg:x="10.417cm" svg:y="10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0.417cm" svg:y="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8cm" svg:y1="5.4cm" svg:x2="5.817cm" svg:y2="5.4cm">
          <text:p/>
        </draw:line>
        <draw:line draw:style-name="gr2" draw:text-style-name="P1" draw:layer="layout" svg:x1="4.817cm" svg:y1="6.6cm" svg:x2="5.817cm" svg:y2="6.6cm">
          <text:p/>
        </draw:line>
        <draw:line draw:style-name="gr2" draw:text-style-name="P1" draw:layer="layout" svg:x1="4.817cm" svg:y1="6.6cm" svg:x2="4.817cm" svg:y2="5.4cm">
          <text:p/>
        </draw:line>
        <draw:frame draw:style-name="gr3" draw:layer="layout" svg:width="3.817cm" svg:height="0.962cm" svg:x="1.6cm" svg:y="4.438cm">
          <draw:text-box>
            <text:p>SPKR GND</text:p>
          </draw:text-box>
        </draw:frame>
        <draw:line draw:style-name="gr2" draw:text-style-name="P1" draw:layer="layout" svg:x1="1.8cm" svg:y1="7.8cm" svg:x2="5.817cm" svg:y2="7.8cm">
          <text:p/>
        </draw:line>
        <draw:line draw:style-name="gr2" draw:text-style-name="P1" draw:layer="layout" svg:x1="4.817cm" svg:y1="9cm" svg:x2="5.817cm" svg:y2="9cm">
          <text:p/>
        </draw:line>
        <draw:line draw:style-name="gr2" draw:text-style-name="P1" draw:layer="layout" svg:x1="4.817cm" svg:y1="10.2cm" svg:x2="4.817cm" svg:y2="9cm">
          <text:p/>
        </draw:line>
        <draw:frame draw:style-name="gr3" draw:layer="layout" svg:width="3.254cm" svg:height="0.962cm" svg:x="1.6cm" svg:y="6.838cm">
          <draw:text-box>
            <text:p>MIC GND</text:p>
          </draw:text-box>
        </draw:frame>
        <draw:line draw:style-name="gr2" draw:text-style-name="P1" draw:layer="layout" svg:x1="1.8cm" svg:y1="10.2cm" svg:x2="5.817cm" svg:y2="10.2cm">
          <text:p/>
        </draw:line>
        <draw:frame draw:style-name="gr3" draw:layer="layout" svg:width="3.279cm" svg:height="0.962cm" svg:x="1.6cm" svg:y="9.238cm">
          <draw:text-box>
            <text:p>PTT GND</text:p>
          </draw:text-box>
        </draw:frame>
        <draw:line draw:style-name="gr2" draw:text-style-name="P1" draw:layer="layout" svg:x1="1.8cm" svg:y1="11.4cm" svg:x2="5.817cm" svg:y2="11.4cm">
          <text:p/>
        </draw:line>
        <draw:frame draw:style-name="gr3" draw:layer="layout" svg:width="1.704cm" svg:height="0.962cm" svg:x="1.6cm" svg:y="10.438cm">
          <draw:text-box>
            <text:p>PTT</text:p>
          </draw:text-box>
        </draw:frame>
        <draw:line draw:style-name="gr2" draw:text-style-name="P1" draw:layer="layout" svg:x1="1.8cm" svg:y1="12.6cm" svg:x2="5.817cm" svg:y2="12.6cm">
          <text:p/>
        </draw:line>
        <draw:frame draw:style-name="gr3" draw:layer="layout" svg:width="1.666cm" svg:height="0.962cm" svg:x="1.6cm" svg:y="11.638cm">
          <draw:text-box>
            <text:p>MIC</text:p>
          </draw:text-box>
        </draw:frame>
        <draw:line draw:style-name="gr2" draw:text-style-name="P1" draw:layer="layout" svg:x1="1.8cm" svg:y1="13.8cm" svg:x2="5.817cm" svg:y2="13.8cm">
          <text:p/>
        </draw:line>
        <draw:frame draw:style-name="gr3" draw:layer="layout" svg:width="2.229cm" svg:height="0.962cm" svg:x="1.6cm" svg:y="12.8cm">
          <draw:text-box>
            <text:p>SPKR</text:p>
          </draw:text-box>
        </draw:frame>
        <draw:connector draw:style-name="gr4" draw:text-style-name="P1" draw:layer="layout" svg:x1="7.017cm" svg:y1="6.6cm" svg:x2="7.017cm" svg:y2="7.8cm" draw:start-shape="id1" draw:start-glue-point="10" draw:end-shape="id2" draw:end-glue-point="10" svg:d="M7017 6600h502v1200h-502" svg:viewBox="0 0 503 1201">
          <text:p/>
        </draw:connector>
        <draw:connector draw:style-name="gr4" draw:text-style-name="P1" draw:layer="layout" svg:x1="7.017cm" svg:y1="9cm" svg:x2="7.017cm" svg:y2="10.2cm" svg:d="M7017 9000h502v1200h-502" svg:viewBox="0 0 503 1201">
          <text:p/>
        </draw:connector>
        <draw:connector draw:style-name="gr5" draw:text-style-name="P1" draw:layer="layout" draw:line-skew="0.682cm" svg:x1="7.017cm" svg:y1="5.4cm" svg:x2="10.417cm" svg:y2="12.6cm" draw:start-shape="id3" draw:start-glue-point="10" draw:end-shape="id4" draw:end-glue-point="6" svg:d="M7017 5400h2383v7200h1017" svg:viewBox="0 0 3401 7201">
          <text:p/>
        </draw:connector>
        <draw:connector draw:style-name="gr6" draw:text-style-name="P1" draw:layer="layout" svg:x1="7.017cm" svg:y1="11.4cm" svg:x2="10.417cm" svg:y2="11.4cm" draw:start-shape="id5" draw:start-glue-point="10" draw:end-shape="id6" draw:end-glue-point="6" svg:d="M7017 11400h3400" svg:viewBox="0 0 3401 1">
          <text:p/>
        </draw:connector>
        <draw:connector draw:style-name="gr7" draw:text-style-name="P1" draw:layer="layout" draw:line-skew="0.082cm" svg:x1="7.017cm" svg:y1="12.6cm" svg:x2="10.417cm" svg:y2="13.8cm" draw:start-shape="id7" draw:start-glue-point="10" svg:d="M7017 12600h2033v1200h1367" svg:viewBox="0 0 3401 1201">
          <text:p/>
        </draw:connector>
        <draw:connector draw:style-name="gr8" draw:text-style-name="P1" draw:layer="layout" draw:line-skew="-0.518cm" svg:x1="7.017cm" svg:y1="13.8cm" svg:x2="10.417cm" svg:y2="9cm" draw:start-shape="id8" draw:start-glue-point="10" draw:end-shape="id9" draw:end-glue-point="6" svg:d="M7017 13800h1183v-4800h2217" svg:viewBox="0 0 3401 4801">
          <text:p/>
        </draw:connector>
        <draw:custom-shape draw:style-name="gr1" draw:text-style-name="P1" draw:layer="layout" svg:width="1.2cm" svg:height="1.2cm" svg:x="15.8cm" svg:y="4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7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8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9.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0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0.2cm" svg:y1="7.4cm" svg:x2="18cm" svg:y2="7.4cm">
            <text:p/>
          </draw:line>
          <draw:line draw:style-name="gr2" draw:text-style-name="P1" draw:layer="layout" svg:x1="20.2cm" svg:y1="11.4cm" svg:x2="18cm" svg:y2="11.4cm">
            <text:p/>
          </draw:line>
          <draw:line draw:style-name="gr2" draw:text-style-name="P1" draw:layer="layout" svg:x1="18cm" svg:y1="11.4cm" svg:x2="18cm" svg:y2="7.4cm">
            <text:p/>
          </draw:line>
          <draw:line draw:style-name="gr2" draw:text-style-name="P1" draw:layer="layout" svg:x1="20.2cm" svg:y1="7.4cm" svg:x2="20.2cm" svg:y2="8.6cm">
            <text:p/>
          </draw:line>
          <draw:line draw:style-name="gr2" draw:text-style-name="P1" draw:layer="layout" svg:x1="20.2cm" svg:y1="10.2cm" svg:x2="20.2cm" svg:y2="11.4cm">
            <text:p/>
          </draw:line>
          <draw:line draw:style-name="gr2" draw:text-style-name="P1" draw:layer="layout" svg:x1="20.8cm" svg:y1="8.6cm" svg:x2="20.8cm" svg:y2="10.2cm">
            <text:p/>
          </draw:line>
          <draw:line draw:style-name="gr2" draw:text-style-name="P1" draw:layer="layout" svg:x1="20.8cm" svg:y1="8.6cm" svg:x2="20.2cm" svg:y2="8.6cm">
            <text:p/>
          </draw:line>
          <draw:line draw:style-name="gr2" draw:text-style-name="P1" draw:layer="layout" svg:x1="20.8cm" svg:y1="10.2cm" svg:x2="20.2cm" svg:y2="10.2cm">
            <text:p/>
          </draw:line>
        </draw:g>
        <draw:line draw:style-name="gr2" draw:text-style-name="P1" draw:layer="layout" svg:x1="11.583cm" svg:y1="12.6cm" svg:x2="15.8cm" svg:y2="12.6cm">
          <text:p/>
        </draw:line>
        <draw:frame draw:style-name="gr9" draw:layer="layout" svg:width="3.22cm" svg:height="1.162cm" svg:x="11.98cm" svg:y="11.6cm">
          <draw:text-box>
            <text:p>RIG GND</text:p>
          </draw:text-box>
        </draw:frame>
        <draw:line draw:style-name="gr2" draw:text-style-name="P1" draw:layer="layout" svg:x1="11.6cm" svg:y1="13.8cm" svg:x2="15.417cm" svg:y2="13.8cm">
          <text:p/>
        </draw:line>
        <draw:frame draw:style-name="gr3" draw:layer="layout" svg:width="2.974cm" svg:height="0.962cm" svg:x="12.026cm" svg:y="12.838cm">
          <draw:text-box>
            <text:p>RIG MIC</text:p>
          </draw:text-box>
        </draw:frame>
        <draw:custom-shape draw:style-name="gr1" draw:text-style-name="P1" draw:layer="layout" svg:width="1.2cm" svg:height="1.2cm" svg:x="15.801cm" svg:y="13.2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601cm" svg:y1="13.801cm" svg:x2="15.8cm" svg:y2="13.8cm">
          <text:p/>
        </draw:line>
        <draw:frame draw:style-name="gr3" draw:layer="layout" svg:width="2.974cm" svg:height="0.962cm" svg:x="12.027cm" svg:y="12.839cm">
          <draw:text-box>
            <text:p>RIG MIC</text:p>
          </draw:text-box>
        </draw:frame>
        <draw:line draw:style-name="gr2" draw:text-style-name="P1" draw:layer="layout" svg:x1="11.6cm" svg:y1="11.4cm" svg:x2="15.8cm" svg:y2="11.4cm">
          <text:p/>
        </draw:line>
        <draw:frame draw:style-name="gr3" draw:layer="layout" svg:width="3.012cm" svg:height="0.962cm" svg:x="11.988cm" svg:y="10.4cm">
          <draw:text-box>
            <text:p>RIG PTT</text:p>
          </draw:text-box>
        </draw:frame>
        <draw:line draw:style-name="gr2" draw:text-style-name="P1" draw:layer="layout" svg:x1="11.6cm" svg:y1="9cm" svg:x2="15.8cm" svg:y2="9cm">
          <text:p/>
        </draw:line>
        <draw:frame draw:style-name="gr3" draw:layer="layout" svg:width="3.537cm" svg:height="0.962cm" svg:x="11.863cm" svg:y="8.038cm">
          <draw:text-box>
            <text:p>RIG SPKR</text:p>
          </draw:text-box>
        </draw:frame>
        <draw:custom-shape draw:style-name="gr10" draw:text-style-name="P1" draw:layer="layout" svg:width="6.6cm" svg:height="10.362cm" svg:x="5.4cm" svg:y="4.4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6cm" svg:height="10.362cm" svg:x="15.4cm" svg:y="4.43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757cm" svg:height="0.962cm" svg:x="5.2cm" svg:y="3.238cm">
          <draw:text-box>
            <text:p>PATCH PANEL</text:p>
          </draw:text-box>
        </draw:frame>
        <draw:frame draw:style-name="gr3" draw:layer="layout" svg:width="1.979cm" svg:height="0.962cm" svg:x="15.243cm" svg:y="3.238cm">
          <draw:text-box>
            <text:p>RJ45</text:p>
          </draw:text-box>
        </draw:frame>
        <draw:frame draw:style-name="gr3" draw:layer="layout" svg:width="2.119cm" svg:height="0.962cm" svg:x="10.141cm" svg:y="3.238cm">
          <draw:text-box>
            <text:p>CN12</text:p>
          </draw:text-box>
        </draw:frame>
        <draw:frame draw:style-name="gr11" draw:layer="layout" svg:width="1.768cm" svg:height="0.962cm" svg:x="20.4cm" svg:y="3.268cm">
          <draw:text-box>
            <text:p>CN4</text:p>
          </draw:text-box>
        </draw:frame>
        <draw:custom-shape draw:style-name="gr12" draw:text-style-name="P1" draw:layer="layout" svg:width="1.2cm" svg:height="1.2cm" svg:x="10.417cm" svg:y="13.2cm">
          <text:p text:style-name="P1">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4" draw:text-style-name="P1" draw:layer="layout" svg:width="15.733cm" svg:height="10.2cm" svg:x="7.467cm" svg:y="0.6cm">
          <draw:image xlink:href="Pictures/1000000000000258000001850E73D6D3.jpg" xlink:type="simple" xlink:show="embed" xlink:actuate="onLoad">
            <text:p/>
          </draw:image>
        </draw:frame>
        <draw:frame draw:style-name="gr15" draw:text-style-name="P1" draw:layer="layout" svg:width="8.677cm" svg:height="6.137cm" svg:x="10.923cm" svg:y="12.4cm">
          <draw:image xlink:href="Pictures/10000000000000F6000000AEA5FB9BC9.jpg" xlink:type="simple" xlink:show="embed" xlink:actuate="onLoad">
            <text:p text:style-name="P1">h</text:p>
          </draw:image>
        </draw:frame>
        <draw:custom-shape draw:style-name="gr16" draw:text-style-name="P1" draw:layer="layout" svg:width="4cm" svg:height="3.2cm" svg:x="18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0.4cm" svg:y1="7.8cm" svg:x2="19.6cm" svg:y2="12.4cm">
          <text:p/>
        </draw:line>
        <draw:frame draw:style-name="gr18" draw:text-style-name="P2" draw:layer="layout" svg:width="1.556cm" svg:height="0.962cm" svg:x="10.347cm" svg:y="17.038cm">
          <draw:text-box>
            <text:p><text:span text:style-name="T1">116</text:span></text:p>
          </draw:text-box>
        </draw:frame>
        <draw:frame draw:style-name="gr18" draw:text-style-name="P2" draw:layer="layout" svg:width="0.853cm" svg:height="0.962cm" svg:x="10.747cm" svg:y="13cm">
          <draw:text-box>
            <text:p><text:span text:style-name="T1">9</text:span></text:p>
          </draw:text-box>
        </draw:frame>
        <draw:frame draw:style-name="gr19" draw:text-style-name="P3" draw:layer="layout" svg:width="0.853cm" svg:height="1.2cm" svg:x="12.947cm" svg:y="17cm">
          <draw:text-box>
            <text:p><text:span text:style-name="T2">1</text:span></text:p>
          </draw:text-box>
        </draw:frame>
        <draw:frame draw:style-name="gr18" draw:text-style-name="P2" draw:layer="layout" svg:width="0.853cm" svg:height="0.962cm" svg:x="12.894cm" svg:y="13cm">
          <draw:text-box>
            <text:p><text:span text:style-name="T1">8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08:26:02.330211666</meta:creation-date>
    <dc:date>2016-11-08T06:55:17.691429469</dc:date>
    <meta:editing-duration>PT1H46M</meta:editing-duration>
    <meta:editing-cycles>10</meta:editing-cycles>
    <meta:generator>LibreOffice/4.2.8.2$Linux_X86_64 LibreOffice_project/420m0$Build-2</meta:generator>
    <dc:creator>David </dc:creator>
    <meta:document-statistic meta:object-count="105"/>
  </office:meta>
</office:document-meta>
</file>